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105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90.24pt" svg:height="445.01pt" svg:x="435.94pt" svg:y="28.6pt">
            <loext:p draw:notify-on-update-of-ranges="Sheet1.A2:Sheet1.A62 Sheet1.C1:Sheet1.C1 Sheet1.C2:Sheet1.C51 Sheet1.D1:Sheet1.D1 Sheet1.D2:Sheet1.D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tart States (nondeterministic)</text:p>
          </table:table-cell>
          <table:table-cell office:value-type="string" calcext:value-type="string">
            <text:p>Minimum States</text:p>
          </table:table-cell>
          <table:table-cell office:value-type="string" calcext:value-type="string">
            <text:p>Incremental Time (µs)</text:p>
          </table:table-cell>
          <table:table-cell office:value-type="string" calcext:value-type="string">
            <text:p>Standard Time (µs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.161" calcext:value-type="float">
            <text:p>7.161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.896" calcext:value-type="float">
            <text:p>9.896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705" calcext:value-type="float">
            <text:p>0.705</text:p>
          </table:table-cell>
          <table:table-cell office:value-type="float" office:value="4.674" calcext:value-type="float">
            <text:p>4.67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804" calcext:value-type="float">
            <text:p>0.804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.427" calcext:value-type="float">
            <text:p>42.427</text:p>
          </table:table-cell>
          <table:table-cell office:value-type="float" office:value="44.577" calcext:value-type="float">
            <text:p>44.5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4.044" calcext:value-type="float">
            <text:p>24.044</text:p>
          </table:table-cell>
          <table:table-cell office:value-type="float" office:value="32.324" calcext:value-type="float">
            <text:p>32.3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2.383" calcext:value-type="float">
            <text:p>82.383</text:p>
          </table:table-cell>
          <table:table-cell office:value-type="float" office:value="86.415" calcext:value-type="float">
            <text:p>86.4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18.871" calcext:value-type="float">
            <text:p>318.871</text:p>
          </table:table-cell>
          <table:table-cell office:value-type="float" office:value="228.615" calcext:value-type="float">
            <text:p>228.6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75.359" calcext:value-type="float">
            <text:p>275.359</text:p>
          </table:table-cell>
          <table:table-cell office:value-type="float" office:value="238.957" calcext:value-type="float">
            <text:p>238.9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75.935" calcext:value-type="float">
            <text:p>175.935</text:p>
          </table:table-cell>
          <table:table-cell office:value-type="float" office:value="153.665" calcext:value-type="float">
            <text:p>153.6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5.662" calcext:value-type="float">
            <text:p>155.662</text:p>
          </table:table-cell>
          <table:table-cell office:value-type="float" office:value="162.78" calcext:value-type="float">
            <text:p>162.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2.884" calcext:value-type="float">
            <text:p>182.884</text:p>
          </table:table-cell>
          <table:table-cell office:value-type="float" office:value="166.82" calcext:value-type="float">
            <text:p>166.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92.891" calcext:value-type="float">
            <text:p>1092.891</text:p>
          </table:table-cell>
          <table:table-cell office:value-type="float" office:value="576.574" calcext:value-type="float">
            <text:p>576.5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297.652" calcext:value-type="float">
            <text:p>1297.652</text:p>
          </table:table-cell>
          <table:table-cell office:value-type="float" office:value="658.128" calcext:value-type="float">
            <text:p>658.1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57.331" calcext:value-type="float">
            <text:p>257.331</text:p>
          </table:table-cell>
          <table:table-cell office:value-type="float" office:value="177.931" calcext:value-type="float">
            <text:p>177.9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6.81" calcext:value-type="float">
            <text:p>206.81</text:p>
          </table:table-cell>
          <table:table-cell office:value-type="float" office:value="225.537" calcext:value-type="float">
            <text:p>225.5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109.2" calcext:value-type="float">
            <text:p>1109.2</text:p>
          </table:table-cell>
          <table:table-cell office:value-type="float" office:value="1218.032" calcext:value-type="float">
            <text:p>1218.0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22.394" calcext:value-type="float">
            <text:p>322.394</text:p>
          </table:table-cell>
          <table:table-cell office:value-type="float" office:value="309.296" calcext:value-type="float">
            <text:p>309.2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464.7" calcext:value-type="float">
            <text:p>464.7</text:p>
          </table:table-cell>
          <table:table-cell office:value-type="float" office:value="329.571" calcext:value-type="float">
            <text:p>329.5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118.295" calcext:value-type="float">
            <text:p>1118.295</text:p>
          </table:table-cell>
          <table:table-cell office:value-type="float" office:value="504.727" calcext:value-type="float">
            <text:p>504.7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871.35" calcext:value-type="float">
            <text:p>2871.35</text:p>
          </table:table-cell>
          <table:table-cell office:value-type="float" office:value="2486.964" calcext:value-type="float">
            <text:p>2486.9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5035.521" calcext:value-type="float">
            <text:p>15035.521</text:p>
          </table:table-cell>
          <table:table-cell office:value-type="float" office:value="2827.38" calcext:value-type="float">
            <text:p>2827.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823.95" calcext:value-type="float">
            <text:p>823.95</text:p>
          </table:table-cell>
          <table:table-cell office:value-type="float" office:value="275.876" calcext:value-type="float">
            <text:p>275.8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011.245" calcext:value-type="float">
            <text:p>1011.245</text:p>
          </table:table-cell>
          <table:table-cell office:value-type="float" office:value="933.404" calcext:value-type="float">
            <text:p>933.4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62.213" calcext:value-type="float">
            <text:p>762.213</text:p>
          </table:table-cell>
          <table:table-cell office:value-type="float" office:value="861.812" calcext:value-type="float">
            <text:p>861.8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739.528" calcext:value-type="float">
            <text:p>739.528</text:p>
          </table:table-cell>
          <table:table-cell office:value-type="float" office:value="544.729" calcext:value-type="float">
            <text:p>544.72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001.594" calcext:value-type="float">
            <text:p>1001.594</text:p>
          </table:table-cell>
          <table:table-cell office:value-type="float" office:value="663.618" calcext:value-type="float">
            <text:p>663.6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3513.462" calcext:value-type="float">
            <text:p>3513.462</text:p>
          </table:table-cell>
          <table:table-cell office:value-type="float" office:value="1864.052" calcext:value-type="float">
            <text:p>1864.0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8168.468" calcext:value-type="float">
            <text:p>8168.468</text:p>
          </table:table-cell>
          <table:table-cell office:value-type="float" office:value="2549.885" calcext:value-type="float">
            <text:p>2549.8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911.086" calcext:value-type="float">
            <text:p>911.086</text:p>
          </table:table-cell>
          <table:table-cell office:value-type="float" office:value="668.579" calcext:value-type="float">
            <text:p>668.57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555.37" calcext:value-type="float">
            <text:p>555.37</text:p>
          </table:table-cell>
          <table:table-cell office:value-type="float" office:value="427.519" calcext:value-type="float">
            <text:p>427.5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2674.946" calcext:value-type="float">
            <text:p>2674.946</text:p>
          </table:table-cell>
          <table:table-cell office:value-type="float" office:value="2200.376" calcext:value-type="float">
            <text:p>2200.37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2396.485" calcext:value-type="float">
            <text:p>2396.485</text:p>
          </table:table-cell>
          <table:table-cell office:value-type="float" office:value="1789.591" calcext:value-type="float">
            <text:p>1789.5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662.243" calcext:value-type="float">
            <text:p>1662.243</text:p>
          </table:table-cell>
          <table:table-cell office:value-type="float" office:value="1058.116" calcext:value-type="float">
            <text:p>1058.1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5153.572" calcext:value-type="float">
            <text:p>5153.572</text:p>
          </table:table-cell>
          <table:table-cell office:value-type="float" office:value="2593.001" calcext:value-type="float">
            <text:p>2593.00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6494.677" calcext:value-type="float">
            <text:p>6494.677</text:p>
          </table:table-cell>
          <table:table-cell office:value-type="float" office:value="981.989" calcext:value-type="float">
            <text:p>981.98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809.454" calcext:value-type="float">
            <text:p>809.454</text:p>
          </table:table-cell>
          <table:table-cell office:value-type="float" office:value="627.381" calcext:value-type="float">
            <text:p>627.38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3042.856" calcext:value-type="float">
            <text:p>3042.856</text:p>
          </table:table-cell>
          <table:table-cell office:value-type="float" office:value="2046.631" calcext:value-type="float">
            <text:p>2046.6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947.904" calcext:value-type="float">
            <text:p>947.904</text:p>
          </table:table-cell>
          <table:table-cell office:value-type="float" office:value="725.994" calcext:value-type="float">
            <text:p>725.99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5069.681" calcext:value-type="float">
            <text:p>15069.681</text:p>
          </table:table-cell>
          <table:table-cell office:value-type="float" office:value="4814.535" calcext:value-type="float">
            <text:p>4814.5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7869.044" calcext:value-type="float">
            <text:p>7869.044</text:p>
          </table:table-cell>
          <table:table-cell office:value-type="float" office:value="3465.453" calcext:value-type="float">
            <text:p>3465.4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5053.368" calcext:value-type="float">
            <text:p>5053.368</text:p>
          </table:table-cell>
          <table:table-cell office:value-type="float" office:value="3034.865" calcext:value-type="float">
            <text:p>3034.8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616.352" calcext:value-type="float">
            <text:p>616.352</text:p>
          </table:table-cell>
          <table:table-cell office:value-type="float" office:value="359.755" calcext:value-type="float">
            <text:p>359.7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1982.555" calcext:value-type="float">
            <text:p>1982.555</text:p>
          </table:table-cell>
          <table:table-cell office:value-type="float" office:value="1017.574" calcext:value-type="float">
            <text:p>1017.5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office:value-type="float" office:value="988.419" calcext:value-type="float">
            <text:p>988.419</text:p>
          </table:table-cell>
          <table:table-cell office:value-type="float" office:value="658.717" calcext:value-type="float">
            <text:p>658.7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3927.634" calcext:value-type="float">
            <text:p>3927.634</text:p>
          </table:table-cell>
          <table:table-cell office:value-type="float" office:value="1623.542" calcext:value-type="float">
            <text:p>1623.5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4115.553" calcext:value-type="float">
            <text:p>4115.553</text:p>
          </table:table-cell>
          <table:table-cell office:value-type="float" office:value="1629.033" calcext:value-type="float">
            <text:p>1629.0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6344.691" calcext:value-type="float">
            <text:p>6344.691</text:p>
          </table:table-cell>
          <table:table-cell office:value-type="float" office:value="2536.477" calcext:value-type="float">
            <text:p>2536.4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633.193" calcext:value-type="float">
            <text:p>1633.193</text:p>
          </table:table-cell>
          <table:table-cell office:value-type="float" office:value="1022.82" calcext:value-type="float">
            <text:p>1022.8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8133.489" calcext:value-type="float">
            <text:p>18133.489</text:p>
          </table:table-cell>
          <table:table-cell office:value-type="float" office:value="1803.007" calcext:value-type="float">
            <text:p>1803.0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6471.974" calcext:value-type="float">
            <text:p>6471.974</text:p>
          </table:table-cell>
          <table:table-cell office:value-type="float" office:value="1357.682" calcext:value-type="float">
            <text:p>1357.6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" calcext:value-type="float">
            <text:p>14</text:p>
          </table:table-cell>
          <table:table-cell office:value-type="float" office:value="7635.861" calcext:value-type="float">
            <text:p>7635.861</text:p>
          </table:table-cell>
          <table:table-cell office:value-type="float" office:value="2383.988" calcext:value-type="float">
            <text:p>2383.98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office:value-type="float" office:value="2636.445" calcext:value-type="float">
            <text:p>2636.445</text:p>
          </table:table-cell>
          <table:table-cell office:value-type="float" office:value="2428.382" calcext:value-type="float">
            <text:p>2428.38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" calcext:value-type="float">
            <text:p>22</text:p>
          </table:table-cell>
          <table:table-cell office:value-type="float" office:value="112018.088" calcext:value-type="float">
            <text:p>112018.088</text:p>
          </table:table-cell>
          <table:table-cell office:value-type="float" office:value="5863.074" calcext:value-type="float">
            <text:p>5863.07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7" calcext:value-type="float">
            <text:p>17</text:p>
          </table:table-cell>
          <table:table-cell office:value-type="float" office:value="22712.032" calcext:value-type="float">
            <text:p>22712.032</text:p>
          </table:table-cell>
          <table:table-cell office:value-type="float" office:value="5987.642" calcext:value-type="float">
            <text:p>5987.64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4145.012" calcext:value-type="float">
            <text:p>4145.012</text:p>
          </table:table-cell>
          <table:table-cell office:value-type="float" office:value="1330.53" calcext:value-type="float">
            <text:p>1330.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2759.213" calcext:value-type="float">
            <text:p>2759.213</text:p>
          </table:table-cell>
          <table:table-cell office:value-type="float" office:value="1211.205" calcext:value-type="float">
            <text:p>1211.20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49843.684" calcext:value-type="float">
            <text:p>49843.684</text:p>
          </table:table-cell>
          <table:table-cell office:value-type="float" office:value="3029.235" calcext:value-type="float">
            <text:p>3029.23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96265.425" calcext:value-type="float">
            <text:p>96265.425</text:p>
          </table:table-cell>
          <table:table-cell office:value-type="float" office:value="9168.66" calcext:value-type="float">
            <text:p>9168.6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office:value-type="float" office:value="19194.057" calcext:value-type="float">
            <text:p>19194.057</text:p>
          </table:table-cell>
          <table:table-cell office:value-type="float" office:value="7119.005" calcext:value-type="float">
            <text:p>7119.00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1" calcext:value-type="float">
            <text:p>21</text:p>
          </table:table-cell>
          <table:table-cell office:value-type="float" office:value="131894.589" calcext:value-type="float">
            <text:p>131894.589</text:p>
          </table:table-cell>
          <table:table-cell office:value-type="float" office:value="13087.939" calcext:value-type="float">
            <text:p>13087.939</text:p>
          </table:table-cell>
        </table:table-row>
      </table:table>
      <table:named-expressions/>
      <table:database-ranges>
        <table:database-range table:name="__Anonymous_Sheet_DB__0" table:target-range-address="Sheet1.A1:Sheet1.D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22:30:28.227606381</meta:creation-date>
    <dc:date>2017-12-20T22:51:07.137619416</dc:date>
    <meta:editing-duration>PT10M28S</meta:editing-duration>
    <meta:editing-cycles>4</meta:editing-cycles>
    <meta:generator>LibreOffice/5.1.6.2$Linux_X86_64 LibreOffice_project/10m0$Build-2</meta:generator>
    <meta:document-statistic meta:table-count="1" meta:cell-count="2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351cm" svg:height="15.7cm" xlink:href=".." xlink:type="simple" chart:class="chart:line" chart:column-mapping="0" chart:style-name="ch1">
        <chart:legend chart:legend-position="end" svg:x="19.7cm" svg:y="7.302cm" style:legend-expansion="high" chart:style-name="ch2"/>
        <chart:plot-area chart:style-name="ch3" table:cell-range-address="Sheet1.A2:Sheet1.A62 Sheet1.C1:Sheet1.D51" chart:data-source-has-labels="both" svg:x="0.487cm" svg:y="0.314cm" svg:width="18.726cm" svg:height="14.091cm">
          <chartooo:coordinate-region svg:x="1.664cm" svg:y="0.314cm" svg:width="17.549cm" svg:height="13.1cm"/>
          <chart:axis chart:dimension="x" chart:name="primary-x" chart:style-name="ch4" chartooo:axis-type="auto">
            <chartooo:date-scale/>
            <chart:title svg:x="8.126cm" svg:y="14.719cm" chart:style-name="ch5">
              <text:p>Initial Number of States</text:p>
            </chart:title>
            <chart:categories table:cell-range-address="Sheet1.A2:Sheet1.A62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C2:Sheet1.C51" chart:label-cell-address="Sheet1.C1:Sheet1.C1" chart:class="chart:line">
            <chart:data-point chart:repeated="50"/>
          </chart:series>
          <chart:series chart:style-name="ch8" chart:values-cell-range-address="Sheet1.D2:Sheet1.D51" chart:label-cell-address="Sheet1.D1:Sheet1.D1" chart:class="chart:line">
            <chart:data-point chart:repeated="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cremental Time (µs)</text:p>
                <draw:g>
                  <svg:desc>Sheet1.C1:Sheet1.C1</svg:desc>
                </draw:g>
              </table:table-cell>
              <table:table-cell office:value-type="string">
                <text:p>Standard Time (µ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62</svg:desc>
                </draw:g>
              </table:table-cell>
              <table:table-cell office:value-type="float" office:value="7.161">
                <text:p>7.161</text:p>
                <draw:g>
                  <svg:desc>Sheet1.C2:Sheet1.C51</svg:desc>
                </draw:g>
              </table:table-cell>
              <table:table-cell office:value-type="float" office:value="0.903">
                <text:p>0.903</text:p>
                <draw:g>
                  <svg:desc>Sheet1.D2:Sheet1.D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896">
                <text:p>9.896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05">
                <text:p>0.705</text:p>
              </table:table-cell>
              <table:table-cell office:value-type="float" office:value="4.674">
                <text:p>4.67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04">
                <text:p>0.804</text:p>
              </table:table-cell>
              <table:table-cell office:value-type="float" office:value="0.846">
                <text:p>0.84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2.427">
                <text:p>42.427</text:p>
              </table:table-cell>
              <table:table-cell office:value-type="float" office:value="44.577">
                <text:p>44.5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.044">
                <text:p>24.044</text:p>
              </table:table-cell>
              <table:table-cell office:value-type="float" office:value="32.324">
                <text:p>32.3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2.383">
                <text:p>82.383</text:p>
              </table:table-cell>
              <table:table-cell office:value-type="float" office:value="86.415">
                <text:p>86.4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8.871">
                <text:p>318.871</text:p>
              </table:table-cell>
              <table:table-cell office:value-type="float" office:value="228.615">
                <text:p>228.6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5.359">
                <text:p>275.359</text:p>
              </table:table-cell>
              <table:table-cell office:value-type="float" office:value="238.957">
                <text:p>238.95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5.935">
                <text:p>175.935</text:p>
              </table:table-cell>
              <table:table-cell office:value-type="float" office:value="153.665">
                <text:p>153.66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5.662">
                <text:p>155.662</text:p>
              </table:table-cell>
              <table:table-cell office:value-type="float" office:value="162.78">
                <text:p>162.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2.884">
                <text:p>182.884</text:p>
              </table:table-cell>
              <table:table-cell office:value-type="float" office:value="166.82">
                <text:p>166.8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92.891">
                <text:p>1092.891</text:p>
              </table:table-cell>
              <table:table-cell office:value-type="float" office:value="576.574">
                <text:p>576.5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97.652">
                <text:p>1297.652</text:p>
              </table:table-cell>
              <table:table-cell office:value-type="float" office:value="658.128">
                <text:p>658.12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7.331">
                <text:p>257.331</text:p>
              </table:table-cell>
              <table:table-cell office:value-type="float" office:value="177.931">
                <text:p>177.9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6.81">
                <text:p>206.81</text:p>
              </table:table-cell>
              <table:table-cell office:value-type="float" office:value="225.537">
                <text:p>225.53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09.2">
                <text:p>1109.2</text:p>
              </table:table-cell>
              <table:table-cell office:value-type="float" office:value="1218.032">
                <text:p>1218.03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22.394">
                <text:p>322.394</text:p>
              </table:table-cell>
              <table:table-cell office:value-type="float" office:value="309.296">
                <text:p>309.2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64.7">
                <text:p>464.7</text:p>
              </table:table-cell>
              <table:table-cell office:value-type="float" office:value="329.571">
                <text:p>329.57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118.295">
                <text:p>1118.295</text:p>
              </table:table-cell>
              <table:table-cell office:value-type="float" office:value="504.727">
                <text:p>504.7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71.35">
                <text:p>2871.35</text:p>
              </table:table-cell>
              <table:table-cell office:value-type="float" office:value="2486.964">
                <text:p>2486.9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035.521">
                <text:p>15035.521</text:p>
              </table:table-cell>
              <table:table-cell office:value-type="float" office:value="2827.38">
                <text:p>2827.3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23.95">
                <text:p>823.95</text:p>
              </table:table-cell>
              <table:table-cell office:value-type="float" office:value="275.876">
                <text:p>275.87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11.245">
                <text:p>1011.245</text:p>
              </table:table-cell>
              <table:table-cell office:value-type="float" office:value="933.404">
                <text:p>933.40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62.213">
                <text:p>762.213</text:p>
              </table:table-cell>
              <table:table-cell office:value-type="float" office:value="861.812">
                <text:p>861.81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39.528">
                <text:p>739.528</text:p>
              </table:table-cell>
              <table:table-cell office:value-type="float" office:value="544.729">
                <text:p>544.72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001.594">
                <text:p>1001.594</text:p>
              </table:table-cell>
              <table:table-cell office:value-type="float" office:value="663.618">
                <text:p>663.6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13.462">
                <text:p>3513.462</text:p>
              </table:table-cell>
              <table:table-cell office:value-type="float" office:value="1864.052">
                <text:p>1864.05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168.468">
                <text:p>8168.468</text:p>
              </table:table-cell>
              <table:table-cell office:value-type="float" office:value="2549.885">
                <text:p>2549.88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11.086">
                <text:p>911.086</text:p>
              </table:table-cell>
              <table:table-cell office:value-type="float" office:value="668.579">
                <text:p>668.57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55.37">
                <text:p>555.37</text:p>
              </table:table-cell>
              <table:table-cell office:value-type="float" office:value="427.519">
                <text:p>427.51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674.946">
                <text:p>2674.946</text:p>
              </table:table-cell>
              <table:table-cell office:value-type="float" office:value="2200.376">
                <text:p>2200.37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396.485">
                <text:p>2396.485</text:p>
              </table:table-cell>
              <table:table-cell office:value-type="float" office:value="1789.591">
                <text:p>1789.59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662.243">
                <text:p>1662.243</text:p>
              </table:table-cell>
              <table:table-cell office:value-type="float" office:value="1058.116">
                <text:p>1058.11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5153.572">
                <text:p>5153.572</text:p>
              </table:table-cell>
              <table:table-cell office:value-type="float" office:value="2593.001">
                <text:p>2593.00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494.677">
                <text:p>6494.677</text:p>
              </table:table-cell>
              <table:table-cell office:value-type="float" office:value="981.989">
                <text:p>981.98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09.454">
                <text:p>809.454</text:p>
              </table:table-cell>
              <table:table-cell office:value-type="float" office:value="627.381">
                <text:p>627.38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042.856">
                <text:p>3042.856</text:p>
              </table:table-cell>
              <table:table-cell office:value-type="float" office:value="2046.631">
                <text:p>2046.63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947.904">
                <text:p>947.904</text:p>
              </table:table-cell>
              <table:table-cell office:value-type="float" office:value="725.994">
                <text:p>725.99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5069.681">
                <text:p>15069.681</text:p>
              </table:table-cell>
              <table:table-cell office:value-type="float" office:value="4814.535">
                <text:p>4814.53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869.044">
                <text:p>7869.044</text:p>
              </table:table-cell>
              <table:table-cell office:value-type="float" office:value="3465.453">
                <text:p>3465.45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5053.368">
                <text:p>5053.368</text:p>
              </table:table-cell>
              <table:table-cell office:value-type="float" office:value="3034.865">
                <text:p>3034.8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616.352">
                <text:p>616.352</text:p>
              </table:table-cell>
              <table:table-cell office:value-type="float" office:value="359.755">
                <text:p>359.7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82.555">
                <text:p>1982.555</text:p>
              </table:table-cell>
              <table:table-cell office:value-type="float" office:value="1017.574">
                <text:p>1017.57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988.419">
                <text:p>988.419</text:p>
              </table:table-cell>
              <table:table-cell office:value-type="float" office:value="658.717">
                <text:p>658.71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927.634">
                <text:p>3927.634</text:p>
              </table:table-cell>
              <table:table-cell office:value-type="float" office:value="1623.542">
                <text:p>1623.54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115.553">
                <text:p>4115.553</text:p>
              </table:table-cell>
              <table:table-cell office:value-type="float" office:value="1629.033">
                <text:p>1629.0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6344.691">
                <text:p>6344.691</text:p>
              </table:table-cell>
              <table:table-cell office:value-type="float" office:value="2536.477">
                <text:p>2536.47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633.193">
                <text:p>1633.193</text:p>
              </table:table-cell>
              <table:table-cell office:value-type="float" office:value="1022.82">
                <text:p>1022.8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8133.489">
                <text:p>18133.489</text:p>
              </table:table-cell>
              <table:table-cell office:value-type="float" office:value="1803.007">
                <text:p>1803.0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